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NConfiguration.setJndiProviderURL( String jndiProvider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Configuration.setBrokerName( String brok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Configuration.getInitialContex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Configuration.setInitialContextFactory( String initialContex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Configuration.setJndiConnectionFactoryName( String jndiConnectionFacto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Configuration.getJndiConnectionFactor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Configuration.getJndiProvider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Configuration.getBrok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